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25.7cm" table:align="margins"/>
    </style:style>
    <style:style style:name="Table1.A" style:family="table-column">
      <style:table-column-properties style:column-width="5.5cm" style:rel-column-width="14024*"/>
    </style:style>
    <style:style style:name="Table1.B" style:family="table-column">
      <style:table-column-properties style:column-width="10.707cm" style:rel-column-width="27302*"/>
    </style:style>
    <style:style style:name="Table1.C" style:family="table-column">
      <style:table-column-properties style:column-width="9.493cm" style:rel-column-width="24209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06c69" officeooo:paragraph-rsid="00106c69"/>
    </style:style>
    <style:style style:name="P2" style:family="paragraph" style:parent-style-name="Table_20_Heading">
      <style:text-properties officeooo:rsid="0015147e" officeooo:paragraph-rsid="0015147e"/>
    </style:style>
    <style:style style:name="P3" style:family="paragraph" style:parent-style-name="Table_20_Contents">
      <style:text-properties officeooo:rsid="0015147e" officeooo:paragraph-rsid="0015147e"/>
    </style:style>
    <style:style style:name="P4" style:family="paragraph" style:parent-style-name="Table_20_Contents">
      <style:text-properties officeooo:rsid="0015147e" officeooo:paragraph-rsid="0015b863"/>
    </style:style>
    <style:style style:name="P5" style:family="paragraph" style:parent-style-name="Table_20_Contents">
      <style:text-properties officeooo:rsid="0015b863" officeooo:paragraph-rsid="0015b863"/>
    </style:style>
    <style:style style:name="P6" style:family="paragraph" style:parent-style-name="Text_20_body">
      <style:text-properties officeooo:rsid="00106c69" officeooo:paragraph-rsid="00106c69"/>
    </style:style>
    <style:style style:name="P7" style:family="paragraph" style:parent-style-name="Text_20_body">
      <style:text-properties officeooo:paragraph-rsid="0015147e"/>
    </style:style>
    <style:style style:name="P8" style:family="paragraph" style:parent-style-name="Text_20_body">
      <style:text-properties fo:font-style="italic" officeooo:rsid="0017b2d4" officeooo:paragraph-rsid="0017b2d4" style:font-style-asian="italic" style:font-style-complex="italic"/>
    </style:style>
    <style:style style:name="P9" style:family="paragraph" style:parent-style-name="Text_20_body"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06c69" style:font-size-asian="10pt" style:font-size-complex="10pt"/>
    </style:style>
    <style:style style:name="P11" style:family="paragraph" style:parent-style-name="Text_20_body">
      <style:paragraph-properties fo:margin-left="1.251cm" fo:margin-right="0cm" fo:text-indent="0cm" style:auto-text-indent="false"/>
      <style:text-properties style:font-name="Courier New" fo:font-size="10pt" officeooo:rsid="00106c69" officeooo:paragraph-rsid="00122808" style:font-size-asian="10pt" style:font-size-complex="10pt"/>
    </style:style>
    <style:style style:name="P12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officeooo:rsid="00122808" officeooo:paragraph-rsid="00122808" style:font-size-asian="8.75pt" style:font-size-complex="10pt"/>
    </style:style>
    <style:style style:name="P13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28f5b" officeooo:paragraph-rsid="00147612" style:font-size-asian="8.75pt" style:font-style-asian="italic" style:font-size-complex="10pt" style:font-style-complex="italic"/>
    </style:style>
    <style:style style:name="P14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147612" style:font-size-asian="8.75pt" style:font-style-asian="italic" style:font-size-complex="10pt" style:font-style-complex="italic"/>
    </style:style>
    <style:style style:name="P15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5147e" officeooo:paragraph-rsid="0015147e" style:font-size-asian="8.75pt" style:font-style-asian="italic" style:font-size-complex="10pt" style:font-style-complex="italic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Georgia1" officeooo:rsid="00106c69" officeooo:paragraph-rsid="00106c69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22808" officeooo:paragraph-rsid="00122808" style:font-size-asian="10.5pt" style:font-size-complex="12pt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47612" officeooo:paragraph-rsid="00147612" style:font-size-asian="10.5pt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Georgia1" fo:font-size="12pt" officeooo:rsid="0017b2d4" officeooo:paragraph-rsid="0017b2d4" style:font-size-asian="10.5pt" style:font-size-complex="12pt"/>
    </style:style>
    <style:style style:name="P20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28f5b" officeooo:paragraph-rsid="00128f5b" style:font-size-asian="10.5pt" style:font-size-complex="12pt"/>
    </style:style>
    <style:style style:name="P21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67cb8" style:font-size-asian="10.5pt" style:font-size-complex="12pt"/>
    </style:style>
    <style:style style:name="P22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b8959" style:font-size-asian="10.5pt" style:font-size-complex="12pt"/>
    </style:style>
    <style:style style:name="P23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67cb8" officeooo:paragraph-rsid="001c99d5" style:font-size-asian="10.5pt" style:font-size-complex="12pt"/>
    </style:style>
    <style:style style:name="P24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style:font-name="Georgia1" fo:font-size="12pt" officeooo:rsid="001c99d5" officeooo:paragraph-rsid="001c99d5" style:font-size-asian="10.5pt" style:font-size-complex="12pt"/>
    </style:style>
    <style:style style:name="P25" style:family="paragraph" style:parent-style-name="Text_20_body">
      <style:paragraph-properties fo:margin-left="0cm" fo:margin-right="0cm" fo:margin-top="0.201cm" fo:margin-bottom="0.448cm" loext:contextual-spacing="false" fo:text-indent="0cm" style:auto-text-indent="false"/>
      <style:text-properties officeooo:rsid="001c99d5" officeooo:paragraph-rsid="001c99d5"/>
    </style:style>
    <style:style style:name="P26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47612" officeooo:paragraph-rsid="00147612" style:font-size-asian="8.75pt" style:font-style-asian="italic" style:font-size-complex="10pt" style:font-style-complex="italic"/>
    </style:style>
    <style:style style:name="P27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10pt" fo:font-style="italic" officeooo:rsid="001da83b" officeooo:paragraph-rsid="001da83b" style:font-size-asian="8.75pt" style:font-style-asian="italic" style:font-size-complex="10pt" style:font-style-complex="italic"/>
    </style:style>
    <style:style style:name="P28" style:family="paragraph" style:parent-style-name="Text_20_body">
      <style:paragraph-properties fo:margin-left="1.251cm" fo:margin-right="0cm" fo:margin-top="0.201cm" fo:margin-bottom="0.448cm" loext:contextual-spacing="false" fo:text-indent="0cm" style:auto-text-indent="false"/>
      <style:text-properties style:font-name="Courier New" fo:font-size="9pt" fo:font-style="italic" officeooo:rsid="00128f5b" officeooo:paragraph-rsid="00128f5b" style:font-size-asian="9pt" style:font-style-asian="italic" style:font-size-complex="9pt" style:font-style-complex="italic"/>
    </style:style>
    <style:style style:name="P29" style:family="paragraph" style:parent-style-name="Heading_20_3" style:list-style-name=""/>
    <style:style style:name="P30" style:family="paragraph" style:parent-style-name="Heading_20_3">
      <style:paragraph-properties fo:break-before="page"/>
    </style:style>
    <style:style style:name="P31" style:family="paragraph" style:parent-style-name="Heading_20_3">
      <style:paragraph-properties fo:break-before="page"/>
      <style:text-properties officeooo:rsid="0015147e" officeooo:paragraph-rsid="0015147e"/>
    </style:style>
    <style:style style:name="P32" style:family="paragraph" style:parent-style-name="Heading_20_1" style:list-style-name="">
      <style:text-properties fo:font-style="normal" officeooo:rsid="00106c69" officeooo:paragraph-rsid="001c99d5" style:font-style-asian="normal" style:font-style-complex="normal"/>
    </style:style>
    <style:style style:name="P33" style:family="paragraph" style:parent-style-name="Heading_20_1">
      <style:paragraph-properties fo:break-before="page"/>
      <style:text-properties fo:font-style="normal" officeooo:rsid="00106c69" officeooo:paragraph-rsid="001c99d5" style:font-style-asian="normal" style:font-style-complex="normal"/>
    </style:style>
    <style:style style:name="P34" style:family="paragraph" style:parent-style-name="Contents_20_3">
      <style:paragraph-properties>
        <style:tab-stops>
          <style:tab-stop style:position="24.702cm" style:type="right" style:leader-style="dotted" style:leader-text="."/>
        </style:tab-stops>
      </style:paragraph-properties>
    </style:style>
    <style:style style:name="P3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T1" style:family="text">
      <style:text-properties officeooo:rsid="00167cb8"/>
    </style:style>
    <style:style style:name="T2" style:family="text">
      <style:text-properties officeooo:rsid="001b8959"/>
    </style:style>
    <style:style style:name="T3" style:family="text">
      <style:text-properties officeooo:rsid="00122808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47612" style:font-style-asian="normal" style:font-style-complex="normal"/>
    </style:style>
    <style:style style:name="T6" style:family="text">
      <style:text-properties fo:font-style="normal" officeooo:rsid="0015147e" style:font-style-asian="normal" style:font-style-complex="normal"/>
    </style:style>
    <style:style style:name="T7" style:family="text">
      <style:text-properties fo:font-style="normal" officeooo:rsid="00167cb8" style:font-style-asian="normal" style:font-style-complex="normal"/>
    </style:style>
    <style:style style:name="T8" style:family="text">
      <style:text-properties fo:font-style="normal" officeooo:rsid="0017b2d4" style:font-style-asian="normal" style:font-style-complex="normal"/>
    </style:style>
    <style:style style:name="T9" style:family="text">
      <style:text-properties fo:font-style="normal" officeooo:rsid="0018a1d4" style:font-style-asian="normal" style:font-style-complex="normal"/>
    </style:style>
    <style:style style:name="T10" style:family="text">
      <style:text-properties fo:font-style="normal" officeooo:rsid="0019b61e" style:font-style-asian="normal" style:font-style-complex="normal"/>
    </style:style>
    <style:style style:name="T11" style:family="text">
      <style:text-properties fo:font-style="normal" officeooo:rsid="001b8959" style:font-style-asian="normal" style:font-style-complex="normal"/>
    </style:style>
    <style:style style:name="T12" style:family="text">
      <style:text-properties fo:font-style="normal" officeooo:rsid="001da83b" style:font-style-asian="normal" style:font-style-complex="normal"/>
    </style:style>
    <style:style style:name="T13" style:family="text">
      <style:text-properties officeooo:rsid="00147612"/>
    </style:style>
    <style:style style:name="T14" style:family="text">
      <style:text-properties officeooo:rsid="0015b863"/>
    </style:style>
    <style:style style:name="T15" style:family="text">
      <style:text-properties officeooo:rsid="0017b2d4"/>
    </style:style>
    <style:style style:name="T16" style:family="text">
      <style:text-properties officeooo:rsid="0018a1d4"/>
    </style:style>
    <style:style style:name="T17" style:family="text">
      <style:text-properties officeooo:rsid="001da83b"/>
    </style:style>
    <style:style style:name="T18" style:family="text">
      <style:text-properties style:font-name="Courier New" fo:font-size="10pt" fo:font-style="normal" style:font-size-asian="8.75pt" style:font-style-asian="normal" style:font-size-complex="10pt" style:font-style-complex="normal"/>
    </style:style>
    <style:style style:name="T19" style:family="text">
      <style:text-properties officeooo:rsid="001f0f58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>E2Guardian V5 – Revised List Definition</text:p>
      <text:p text:style-name="P8"/>
      <text:p text:style-name="P8"/>
      <text:p text:style-name="P8"/>
      <text:p text:style-name="P8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35"><text:a xlink:type="simple" xlink:href="#__RefHeading___Toc1464_1358257363" text:style-name="Index_20_Link" text:visited-style-name="Index_20_Link">E2Guardian V5 – Revised List Definition<text:tab/>2</text:a></text:p>
          <text:p text:style-name="P34"><text:a xlink:type="simple" xlink:href="#__RefHeading___Toc1466_1358257363" text:style-name="Index_20_Link" text:visited-style-name="Index_20_Link">Introduction<text:tab/>2</text:a></text:p>
          <text:p text:style-name="P34"><text:a xlink:type="simple" xlink:href="#__RefHeading___Toc1468_1358257363" text:style-name="Index_20_Link" text:visited-style-name="Index_20_Link">List Definition<text:tab/>4</text:a></text:p>
          <text:p text:style-name="P34"><text:a xlink:type="simple" xlink:href="#__RefHeading___Toc1470_1358257363" text:style-name="Index_20_Link" text:visited-style-name="Index_20_Link">Table 1 – List Types<text:tab/>5</text:a></text:p>
        </text:index-body>
      </text:table-of-content>
      <text:p text:style-name="P8"/>
      <text:p text:style-name="P8"/>
      <text:p text:style-name="P8"/>
      <text:h text:style-name="P32" text:outline-level="1"/>
      <text:h text:style-name="P33" text:outline-level="1"><text:bookmark-start text:name="__RefHeading___Toc1464_1358257363"/>E2Guardian V5 – Revised List Definition<text:bookmark-end text:name="__RefHeading___Toc1464_1358257363"/></text:h>
      <text:h text:style-name="Heading_20_3" text:outline-level="3"><text:bookmark-start text:name="__RefHeading___Toc1466_1358257363"/>Introduction<text:bookmark-end text:name="__RefHeading___Toc1466_1358257363"/></text:h>
      <text:p text:style-name="P6">Version 5 has a completely revised model for defining and using lists. <text:s/>List definition is now separated from list application. These are no longer hard-coded, but mapped to an action using a storyboard function.</text:p>
      <text:p text:style-name="P6">So, for example, the following entries in <text:span text:style-name="T2">V4 </text:span>e2guardianf1.conf :</text:p>
      <text:p text:style-name="P10">exceptionsitelist = '/home/dg/etc/config_i1/e2guardian/lists/exceptionsitelist'</text:p>
      <text:p text:style-name="P10">exceptionurllist = '/home/dg/etc/config_i1/e2guardian/lists/exceptionurllist'</text:p>
      <text:p text:style-name="P10">exceptionregexpurllist = '/home/dg/etc/config_i1/e2guardian/lists/exceptionregexpurllist'</text:p>
      <text:p text:style-name="P16">are replaced <text:span text:style-name="T2">in V5 </text:span>with:</text:p>
      <text:p text:style-name="P10">sitelist = 'name=exception,messageno=602,path=/home/dg/etc/config_i1/e2guardian/lists/exceptionsitelist'</text:p>
      <text:p text:style-name="P10">urllist = 'name=exception,messageno=603,path=/home/dg/etc/config_i1/e2guardian/lists/exceptionurllist'</text:p>
      <text:p text:style-name="P11"><text:span text:style-name="T3">regexpbool</text:span>list = 'name=exception,messageno=60<text:span text:style-name="T3">9</text:span>,path=/home/dg/etc/config_i1/e2guardian/lists/exception<text:span text:style-name="T3">regexp</text:span>urllist'</text:p>
      <text:p text:style-name="P17">and this line added to the storyboard logic to map the 'exception' list(s) to the 'exception' action:</text:p>
      <text:p text:style-name="P12">if(urlin, exception) setexception</text:p>
      <text:p text:style-name="P20">Note that the name 'exception' <text:s/><text:span text:style-name="T1">above </text:span>no longer has any special meaning to e2guardian, it is just a label for some lists.</text:p>
      <text:p text:style-name="P22">Blanket block indicators in list files are no longer actioned. <text:s/>Blanket block is now implemented with storyboard states 'site<text:span text:style-name="T2">isip</text:span>' and 'true' (e.g. <text:s/>'if(site<text:span text:style-name="T2">isip</text:span>,,<text:span text:style-name="T11">505</text:span>) return setblock' <text:s/><text:span text:style-name="T2">will display message number 505 - 'Access to sites by IP address is not allowed' in the block page</text:span>). <text:s text:c="3"/></text:p>
      <text:p text:style-name="P21">Categories are still defined within lists as before. <text:s text:c="2"/></text:p>
      <text:p text:style-name="P23"><text:soft-page-break/>Time based lists are also honoured, although this method is depreciated and will be replaced by a more auditable method in a future version.</text:p>
      <text:h text:style-name="P29" text:outline-level="3"/>
      <text:h text:style-name="P30" text:outline-level="3"><text:bookmark-start text:name="__RefHeading___Toc1468_1358257363"/>List Definition<text:bookmark-end text:name="__RefHeading___Toc1468_1358257363"/></text:h>
      <text:p text:style-name="P24">List definition has the following format:</text:p>
      <text:p text:style-name="P28">listtype<text:span text:style-name="T4"> = 'name=</text:span>list_name<text:span text:style-name="T4">, [messageno=</text:span>nnn,<text:span text:style-name="T4">] [logmessageno=</text:span><text:span text:style-name="T13">lll</text:span>,<text:span text:style-name="T4">] </text:span><text:span text:style-name="T12">[anonlog=true,] [sitewild=false,] </text:span><text:span text:style-name="T4">path=</text:span>path_to_list_file<text:span text:style-name="T4">'</text:span></text:p>
      <text:p text:style-name="P18">where:</text:p>
      <text:p text:style-name="P13">listtype <text:span text:style-name="T5">is one of the types in </text:span><text:span text:style-name="T7">T</text:span><text:span text:style-name="T5">able 1.</text:span></text:p>
      <text:p text:style-name="P14">list_name<text:span text:style-name="T4"> is a label made up of alphanumeric, '_' </text:span><text:span text:style-name="T9">and</text:span><text:span text:style-name="T4"> '-' (no spaces</text:span><text:span text:style-name="T8">). <text:s/>The same </text:span><text:span text:style-name="T15">list_name </text:span><text:span text:style-name="T8">can (and should) be used for multiple listtypes, but </text:span><text:span text:style-name="T15">list_name</text:span><text:span text:style-name="T8"> must be unique within each listtype. <text:s/>Which listtypes of a </text:span><text:span text:style-name="T15">list_name</text:span><text:span text:style-name="T8"> that are used and the order they are used in a storyboard condition is determined by the storyboard state condition </text:span><text:span text:style-name="T10">used</text:span><text:span text:style-name="T8">.</text:span></text:p>
      <text:p text:style-name="P14">nnn<text:span text:style-name="T4"> is a message number for block message displayed to user and status number entered into log (types 5 &amp; 6) – default is 0.</text:span></text:p>
      <text:p text:style-name="P14">lll<text:span text:style-name="T4"> is the message number for log message – default is </text:span><text:span text:style-name="T6">messageno</text:span></text:p>
      <text:p text:style-name="P27"><text:span text:style-name="T6">a</text:span><text:span text:style-name="T4">nonlog=true anonymises log entries where this list is matched (Default is false)</text:span></text:p>
      <text:p text:style-name="P27"><text:span text:style-name="T4">sitewild=false overrides the standard site 'wildcard' behaviour for site and url lists. i.e. An exact match will be required for the site name. <text:s/>This is quicker as only a single list check is required. <text:s/>With the standard sitewild logic (number of '.' in site)+1 checks are required. <text:s/>(Default is true)</text:span></text:p>
      <text:p text:style-name="P15">path_to_list_file <text:span text:style-name="T4">is fully qualified path to list file.</text:span></text:p>
      <text:p text:style-name="P25"><text:span text:style-name="T18">See configs/e2guardian.conf and configs/e2guardianf1.conf for example entries.</text:span></text:p>
      <text:h text:style-name="P31" text:outline-level="3"><text:bookmark-start text:name="__RefHeading___Toc1470_1358257363"/>Table 1 – List Types<text:bookmark-end text:name="__RefHeading___Toc1470_1358257363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">ListType</text:p>
            </table:table-cell>
            <table:table-cell table:style-name="Table1.A1" office:value-type="string">
              <text:p text:style-name="P2">Description</text:p>
            </table:table-cell>
            <table:table-cell table:style-name="Table1.C1" office:value-type="string">
              <text:p text:style-name="P2">Storyboard states that can use this list type</text:p>
            </table:table-cell>
          </table:table-row>
        </table:table-header-rows>
        <table:table-row>
          <table:table-cell table:style-name="Table1.A2" office:value-type="string">
            <text:p text:style-name="P3">fileextlist</text:p>
          </table:table-cell>
          <table:table-cell table:style-name="Table1.A2" office:value-type="string">
            <text:p text:style-name="P3">List of file extensions</text:p>
          </table:table-cell>
          <table:table-cell table:style-name="Table1.C2" office:value-type="string">
            <text:p text:style-name="P5">extensionin</text:p>
          </table:table-cell>
        </table:table-row>
        <table:table-row>
          <table:table-cell table:style-name="Table1.A2" office:value-type="string">
            <text:p text:style-name="P5">iplist</text:p>
          </table:table-cell>
          <table:table-cell table:style-name="Table1.A2" office:value-type="string">
            <text:p text:style-name="P5">List of IP and IP ranges </text:p>
          </table:table-cell>
          <table:table-cell table:style-name="Table1.C2" office:value-type="string">
            <text:p text:style-name="P5">clientin</text:p>
          </table:table-cell>
        </table:table-row>
        <table:table-row>
          <table:table-cell table:style-name="Table1.A2" office:value-type="string">
            <text:p text:style-name="P5">ipsitelist</text:p>
          </table:table-cell>
          <table:table-cell table:style-name="Table1.A2" office:value-type="string">
            <text:p text:style-name="P5">List of IP and IP ranges of sites which are IP address</text:p>
          </table:table-cell>
          <table:table-cell table:style-name="Table1.C2" office:value-type="string">
            <text:p text:style-name="P4">sitein, urlin, <text:span text:style-name="T14">embeddedin, refererin</text:span></text:p>
          </table:table-cell>
        </table:table-row>
        <table:table-row>
          <table:table-cell table:style-name="Table1.A2" office:value-type="string">
            <text:p text:style-name="P3">mimelist</text:p>
          </table:table-cell>
          <table:table-cell table:style-name="Table1.A2" office:value-type="string">
            <text:p text:style-name="P3">List of mime types</text:p>
          </table:table-cell>
          <table:table-cell table:style-name="Table1.C2" office:value-type="string">
            <text:p text:style-name="P5">mimein</text:p>
          </table:table-cell>
        </table:table-row>
        <table:table-row>
          <table:table-cell table:style-name="Table1.A2" office:value-type="string">
            <text:p text:style-name="P3">regexpboollist</text:p>
          </table:table-cell>
          <table:table-cell table:style-name="Table1.A2" office:value-type="string">
            <text:p text:style-name="P3">List of Regular Expressions (present/absent)</text:p>
          </table:table-cell>
          <table:table-cell table:style-name="Table1.C2" office:value-type="string">
            <text:p text:style-name="P3">sitein, urlin, <text:span text:style-name="T14">embeddedin, refererin, headerin</text:span></text:p>
          </table:table-cell>
        </table:table-row>
        <table:table-row>
          <table:table-cell table:style-name="Table1.A2" office:value-type="string">
            <text:p text:style-name="P3">regexpreplacelist</text:p>
          </table:table-cell>
          <table:table-cell table:style-name="Table1.A2" office:value-type="string">
            <text:p text:style-name="P3">List of Regular Expression<text:span text:style-name="T16">s</text:span> which modify target</text:p>
          </table:table-cell>
          <table:table-cell table:style-name="Table1.C2" office:value-type="string">
            <text:p text:style-name="P5">fullurlin, <text:span text:style-name="T2">headerin</text:span></text:p>
          </table:table-cell>
        </table:table-row>
        <table:table-row>
          <table:table-cell table:style-name="Table1.A2" office:value-type="string">
            <text:p text:style-name="P3">searchlist</text:p>
          </table:table-cell>
          <table:table-cell table:style-name="Table1.A2" office:value-type="string">
            <text:p text:style-name="P3">List of search words in ASCII order separated by '+'</text:p>
          </table:table-cell>
          <table:table-cell table:style-name="Table1.C2" office:value-type="string">
            <text:p text:style-name="P3">searchin</text:p>
          </table:table-cell>
        </table:table-row>
        <table:table-row>
          <table:table-cell table:style-name="Table1.A2" office:value-type="string">
            <text:p text:style-name="P3">sitelist</text:p>
          </table:table-cell>
          <table:table-cell table:style-name="Table1.A2" office:value-type="string">
            <text:p text:style-name="P3">List of site domains </text:p>
          </table:table-cell>
          <table:table-cell table:style-name="Table1.C2" office:value-type="string">
            <text:p text:style-name="P4">sitein, urlin, <text:span text:style-name="T14">embeddedin, refererin, clientin</text:span></text:p>
          </table:table-cell>
        </table:table-row>
        <table:table-row>
          <table:table-cell table:style-name="Table1.A2" office:value-type="string">
            <text:p text:style-name="P3">urllist</text:p>
          </table:table-cell>
          <table:table-cell table:style-name="Table1.A2" office:value-type="string">
            <text:p text:style-name="P3">List of URLs (site + url)</text:p>
          </table:table-cell>
          <table:table-cell table:style-name="Table1.C2" office:value-type="string">
            <text:p text:style-name="P4">urlin, <text:span text:style-name="T14">embeddedin, refererin</text:span></text:p>
          </table:table-cell>
        </table:table-row>
      </table:table>
      <text:p text:style-name="P7"/>
      <text:p text:style-name="P19">Philip Pearce <text:span text:style-name="T19">16 January 2018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/>
    <style:font-face style:name="Courier New" svg:font-family="'Courier New'" style:font-family-generic="modern" style:font-pitch="variable"/>
    <style:font-face style:name="Georgia1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Georgia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Georgia" fo:font-family="Georgia" style:font-family-generic="roman"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Georgia" fo:font-family="Georgia" style:font-family-generic="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orgia" fo:font-family="Georgia" style:font-family-generic="roman"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24.7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6c69" officeooo:paragraph-rsid="00106c69"/>
    </style:style>
    <style:style style:name="MT1" style:family="text">
      <style:text-properties officeooo:rsid="00167cb8"/>
    </style:style>
    <style:style style:name="MT2" style:family="text">
      <style:text-properties officeooo:rsid="001da83b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2Guardian V5 – List Definition <text:span text:style-name="MT1">(4th draft)</text:span><text:tab/><text:span text:style-name="MT2">16 January 2018</text:span><text:tab/>page <text:page-number text:select-page="current">5</text:page-number> of <text:page-count>5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 Pearce</meta:initial-creator>
    <meta:creation-date>2017-07-12T10:17:06.620915000</meta:creation-date>
    <dc:date>2018-01-16T08:21:48.110191000</dc:date>
    <dc:creator>Philip Pearce</dc:creator>
    <meta:editing-duration>PT1H52M11S</meta:editing-duration>
    <meta:editing-cycles>5</meta:editing-cycles>
    <meta:generator>LibreOffice/5.1.4.2$MacOSX_X86_64 LibreOffice_project/f99d75f39f1c57ebdd7ffc5f42867c12031db97a</meta:generator>
    <meta:document-statistic meta:table-count="1" meta:image-count="0" meta:object-count="0" meta:page-count="5" meta:paragraph-count="68" meta:word-count="533" meta:character-count="3870" meta:non-whitespace-character-count="3378"/>
  </office:meta>
</office:document-meta>
</file>